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Tabelle2" style:family="table" style:master-page-name="Standard">
      <style:table-properties style:width="17.51cm" fo:margin-left="0cm" fo:margin-right="-1.512cm" fo:margin-top="6.001cm" fo:margin-bottom="0cm" style:page-number="0" table:align="margins" style:writing-mode="lr-tb"/>
    </style:style>
    <style:style style:name="Tabelle2.A" style:family="table-column">
      <style:table-column-properties style:column-width="5.078cm" style:rel-column-width="19006*"/>
    </style:style>
    <style:style style:name="Tabelle2.B" style:family="table-column">
      <style:table-column-properties style:column-width="5.117cm" style:rel-column-width="19151*"/>
    </style:style>
    <style:style style:name="Tabelle2.C" style:family="table-column">
      <style:table-column-properties style:column-width="7.315cm" style:rel-column-width="27378*"/>
    </style:style>
    <style:style style:name="Tabelle2.1" style:family="table-row">
      <style:table-row-properties style:keep-together="true" fo:keep-together="auto"/>
    </style:style>
    <style:style style:name="Tabelle2.A1" style:family="table-cell">
      <style:table-cell-properties style:vertical-align="top" fo:padding="0cm" fo:border="none" style:writing-mode="lr-tb"/>
    </style:style>
    <style:style style:name="P1" style:family="paragraph" style:parent-style-name="Daten">
      <style:text-properties fo:font-weight="bold" style:font-weight-asian="bold" style:font-weight-complex="bold"/>
    </style:style>
    <style:style style:name="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Daten">
      <style:text-properties fo:color="#003380"/>
    </style:style>
    <style:style style:name="P4" style:family="paragraph" style:parent-style-name="Daten">
      <style:text-properties fo:font-size="8pt" style:font-size-asian="8pt" style:font-name-complex="Arial"/>
    </style:style>
    <style:style style:name="P5" style:family="paragraph" style:parent-style-name="Footer">
      <style:paragraph-properties fo:text-align="end" style:justify-single-word="false"/>
    </style:style>
    <style:style style:name="P6" style:family="paragraph" style:parent-style-name="Standard">
      <style:paragraph-properties fo:text-align="justify" style:justify-single-word="false"/>
      <style:text-properties style:font-name="DejaVu Sans3" fo:font-size="10.5pt" fo:font-weight="normal" style:font-size-asian="10.5pt" style:font-weight-asian="normal" style:font-name-complex="Times New Roman" style:font-size-complex="10.5pt"/>
    </style:style>
    <style:style style:name="P7" style:family="paragraph" style:parent-style-name="Standard">
      <style:paragraph-properties fo:text-align="justify" style:justify-single-word="false"/>
      <style:text-properties style:font-name="DejaVu Sans3" fo:font-size="10.5pt" style:font-size-asian="10.5pt" style:font-size-complex="10.5pt"/>
    </style:style>
    <style:style style:name="P8" style:family="paragraph" style:parent-style-name="Text_20_body">
      <style:text-properties style:font-name="DejaVu Sans3" fo:font-size="10.5pt" style:font-size-asian="10.5pt" style:font-size-complex="10.5pt"/>
    </style:style>
    <style:style style:name="P9" style:family="paragraph">
      <style:paragraph-properties fo:text-align="center"/>
      <style:text-properties style:font-name="DejaVu Sans3" fo:font-size="9pt" fo:font-weight="normal"/>
    </style:style>
    <style:style style:name="P10" style:family="paragraph">
      <style:paragraph-properties fo:text-align="center"/>
    </style:style>
    <style:style style:name="T1" style:family="text">
      <style:text-properties style:font-name="DejaVu Sans2"/>
    </style:style>
    <style:style style:name="T2" style:family="text">
      <style:text-properties fo:color="#003380" style:font-name="Wingdings 2" fo:background-color="transparent" style:font-name-asian="Wingdings 2" style:font-name-complex="Wingdings 2"/>
    </style:style>
    <style:style style:name="T3" style:family="text">
      <style:text-properties style:font-name="DejaVu Sans2"/>
    </style:style>
    <style:style style:name="T4" style:family="text">
      <style:text-properties fo:color="#003380" style:font-name="Wingdings 2" fo:background-color="transparent" style:font-name-asian="Wingdings 2" style:font-name-complex="Wingdings 2"/>
    </style:style>
    <style:style style:name="T5" style:family="text">
      <style:text-properties style:font-name="Times New Roman" fo:font-size="12pt" fo:font-weight="normal" style:font-size-asian="12pt" style:font-weight-asian="normal" style:font-name-complex="Times New Roman" style:font-size-complex="12pt"/>
    </style:style>
    <style:style style:name="T6" style:family="text">
      <style:text-properties fo:font-size="12pt" fo:font-weight="normal" style:font-size-asian="12pt" style:font-weight-asian="normal" style:font-name-complex="Times New Roman" style:font-size-complex="12pt"/>
    </style:style>
    <style:style style:name="T7" style:family="text">
      <style:text-properties fo:font-weight="normal" style:font-weight-asian="normal" style:font-name-complex="Times New Roman"/>
    </style:style>
    <style:style style:name="fr1" style:family="graphic" style:parent-style-name="Frame">
      <style:graphic-properties fo:margin-left="0.25cm" fo:margin-right="0.25cm" fo:margin-top="0cm" fo:margin-bottom="0cm" style:vertical-pos="from-top" style:vertical-rel="page" style:horizontal-pos="from-left" style:horizontal-rel="page" fo:background-color="#ffffff" style:background-transparency="100%" style:writing-mode="lr-tb" style:flow-with-text="false" draw:wrap-influence-on-position="once-successive">
        <style:background-image/>
      </style:graphic-properties>
    </style:style>
    <style:style style:name="fr2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gr1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gr4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Rahmen1" text:anchor-type="page" text:anchor-page-number="1" svg:x="2.499cm" svg:y="4.5cm" svg:width="8.5cm" svg:height="4.001cm" draw:z-index="2">
        <draw:text-box>
          <text:p text:style-name="Sender"><text:span text:style-name="T1">{{PROFIL_FIRMA}}</text:span> <text:span text:style-name="T2"></text:span> {{PROFIL_STRASSE}} <text:span text:style-name="T2"></text:span> {{PROFIL_PLZ}} {{PROFIL_ORT}}</text:p>
          <text:p text:style-name="Addressee">{{GEGNER_VORNAME}} {{GEGNER_NAME}}</text:p>
          <text:p text:style-name="Addressee">{{GEGNER_STRASSE}}<text:line-break/>D-{{GEGNER_PLZ}} {{GEGNER_ORT}}</text:p>
        </draw:text-box>
      </draw:frame>
      <table:table table:name="Tabelle2" table:style-name="Tabelle2">
        <table:table-column table:style-name="Tabelle2.A"/>
        <table:table-column table:style-name="Tabelle2.B"/>
        <table:table-column table:style-name="Tabelle2.C"/>
        <table:table-row table:style-name="Tabelle2.1">
          <table:table-cell table:style-name="Tabelle2.A1" office:value-type="string">
            <text:p text:style-name="P4">Ihr Zeichen, Ihre Nachricht</text:p>
          </table:table-cell>
          <table:table-cell table:style-name="Tabelle2.A1" office:value-type="string">
            <text:p text:style-name="P4">Unser Zeichen</text:p>
          </table:table-cell>
          <table:table-cell table:style-name="Tabelle2.A1" office:value-type="string">
            <text:p text:style-name="Daten">Ort, Datum</text:p>
          </table:table-cell>
        </table:table-row>
        <table:table-row table:style-name="Tabelle2.1">
          <table:table-cell table:style-name="Tabelle2.A1" office:value-type="string">
            <text:p text:style-name="Daten_20_2zeile"/>
          </table:table-cell>
          <table:table-cell table:style-name="Tabelle2.A1" office:value-type="string">
            <text:p text:style-name="Daten_20_2zeile">{{AKTE_ZEICHEN}} ({{DOK_DZ}})</text:p>
          </table:table-cell>
          <table:table-cell table:style-name="Tabelle2.A1" office:value-type="string">
            <text:p text:style-name="Daten_20_2zeile">{{PROFIL_ORT}}, {{KURZDATUM}}</text:p>
          </table:table-cell>
        </table:table-row>
      </table:table>
      <text:p text:style-name="Betreff">Betreff: KURZBRIEF</text:p>
      <text:p text:style-name="P6">Sie erhalten anbei Schriftstück mit der Bitte um</text:p>
      <text:p text:style-name="P6"/>
      <text:p text:style-name="P6">[ <text:s/>]<text:tab/><text:tab/>Erledigung</text:p>
      <text:p text:style-name="P6"/>
      <text:p text:style-name="P6">[ <text:s/>]<text:tab/><text:tab/>Rücksprache</text:p>
      <text:p text:style-name="P6"/>
      <text:p text:style-name="P6">[ <text:s/>]<text:tab/><text:tab/>Verbleib</text:p>
      <text:p text:style-name="P6"/>
      <text:p text:style-name="P6">[ <text:s/>]<text:tab/><text:tab/>Kenntnisnahme</text:p>
      <text:p text:style-name="P6"/>
      <text:p text:style-name="P6">[ <text:s/>]<text:tab/><text:tab/>Stellungnahme</text:p>
      <text:p text:style-name="P6"/>
      <text:p text:style-name="P7"><text:span text:style-name="T7">[ <text:s/>]<text:tab/><text:tab/>nur per Fax zur Kenntnisnahme</text:span></text:p>
      <text:p text:style-name="P8"/>
      <text:p text:style-name="Standard"/>
      <text:p text:style-name="Standard">{{GEGNER_NACHTEXT}}</text:p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Wingdings 2" svg:font-family="'Wingdings 2'" style:font-adornments="Book" style:font-pitch="variable" style:font-charset="x-symbol"/>
    <style:font-face style:name="DejaVu Serif" svg:font-family="'DejaVu Serif'" style:font-adornments="Book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3" svg:font-family="'DejaVu Sans'" style:font-family-generic="swiss" style:font-pitch="variable"/>
    <style:font-face style:name="DejaVu Sans2" svg:font-family="'DejaVu Sans'" style:font-adornments="Book" style:font-family-generic="swiss" style:font-pitch="variable"/>
    <style:font-face style:name="DejaVu Sans" svg:font-family="'DejaVu Sans'" style:font-adornments="ExtraLight" style:font-family-generic="swiss" style:font-pitch="variable"/>
    <style:font-face style:name="DejaVu Sans1" svg:font-family="'DejaVu Sans'" style:font-adornments="Fett" style:font-family-generic="swiss" style:font-pitch="variable"/>
    <style:font-face style:name="Times New Roman1" svg:font-family="'Times New Roman'" style:font-family-generic="swiss" style:font-pitch="variable"/>
    <style:font-face style:name="Bitstream Vera Sans" svg:font-family="'Bitstream Vera Sans'" style:font-family-generic="system" style:font-pitch="variable"/>
  </office:font-face-decls>
  <office:styles>
    <draw:marker draw:name="Square" svg:viewBox="0 0 10 10" svg:d="m0 0h10v10h-1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none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font-name-asian="Times New Roman" style:font-size-asian="12pt" style:language-asian="de" style:country-asian="DE" style:font-name-complex="Times New Roman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text-align="start" style:justify-single-word="false" fo:text-indent="0cm" style:auto-text-indent="false" style:shadow="none" style:punctuation-wrap="simple" style:vertical-align="baseline"/>
      <style:text-properties style:font-name="DejaVu Sans" fo:font-size="10.5pt" fo:language="de" fo:country="DE" fo:font-style="normal" fo:font-weight="normal" style:font-size-asian="10pt" style:language-asian="de" style:country-asian="DE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DejaVu Sans1" fo:font-size="14pt" fo:font-weight="bold" style:font-name-asian="Bitstream Vera Sans" style:font-size-asian="14pt" style:font-name-complex="Bitstream Vera Sans" style:font-size-complex="14pt"/>
    </style:style>
    <style:style style:name="List" style:family="paragraph" style:parent-style-name="Text_20_body" style:class="list"/>
    <style:style style:name="Footer" style:family="paragraph" style:parent-style-name="Standard" style:class="extra">
      <style:paragraph-properties fo:text-align="end" style:justify-single-word="false" fo:background-color="transparent" style:shadow="none" text:number-lines="false" text:line-number="0">
        <style:tab-stops>
          <style:tab-stop style:position="7.999cm" style:type="center"/>
          <style:tab-stop style:position="16cm" style:type="right"/>
        </style:tab-stops>
        <style:background-image/>
      </style:paragraph-properties>
      <style:text-properties style:font-name="DejaVu Sans" fo:font-size="10pt" fo:font-weight="15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Addressee" style:family="paragraph" style:parent-style-name="Standard" style:class="extra" style:master-page-name="">
      <style:paragraph-properties fo:margin-left="0.199cm" fo:margin-right="0cm" fo:margin-top="0cm" fo:margin-bottom="0.106cm" fo:text-indent="0cm" style:auto-text-indent="false" style:page-number="auto" text:number-lines="false" text:line-number="0"/>
      <style:text-properties fo:font-size="10.5pt"/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style:font-name="DejaVu Sans" fo:font-size="10pt" fo:font-weight="150" style:font-size-asian="10pt" style:font-size-complex="10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DejaVu Sans1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Adresse" style:family="paragraph" style:parent-style-name="Standard" style:master-page-name="">
      <style:paragraph-properties fo:margin-left="0.199cm" fo:margin-right="0cm" fo:text-indent="0cm" style:auto-text-indent="false" style:page-number="auto" style:shadow="none"/>
      <style:text-properties style:font-name="DejaVu Serif" fo:font-size="11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5.998cm" style:type="right"/>
        </style:tab-stops>
      </style:paragraph-properties>
    </style:style>
    <style:style style:name="Sender" style:family="paragraph" style:parent-style-name="Standard" style:class="extra" style:master-page-name="">
      <style:paragraph-properties fo:margin-top="0.199cm" fo:margin-bottom="0.409cm" style:page-number="auto" style:shadow="none" text:number-lines="false" text:line-number="0"/>
      <style:text-properties fo:font-size="8pt"/>
    </style:style>
    <style:style style:name="Daten" style:family="paragraph" style:parent-style-name="Sender" style:master-page-name="">
      <style:paragraph-properties fo:margin-top="0cm" fo:margin-bottom="0cm" style:page-number="auto" fo:background-color="transparent">
        <style:background-image/>
      </style:paragraph-properties>
    </style:style>
    <style:style style:name="Zeile1" style:family="paragraph" style:parent-style-name="Standard" style:master-page-name="">
      <style:paragraph-properties fo:margin-top="6.5cm" fo:margin-bottom="0.199cm" style:page-number="auto">
        <style:tab-stops/>
      </style:paragraph-properties>
      <style:text-properties fo:font-size="10.5pt" fo:font-weight="bold"/>
    </style:style>
    <style:style style:name="Betreff" style:family="paragraph" style:parent-style-name="Standard" style:master-page-name="">
      <style:paragraph-properties fo:margin-top="0.6cm" fo:margin-bottom="0.499cm" style:page-number="auto"/>
      <style:text-properties fo:font-size="10.5pt" fo:font-weight="bold"/>
    </style:style>
    <style:style style:name="Daten_20_2zeile" style:display-name="Daten 2zeile" style:family="paragraph" style:parent-style-name="Daten">
      <style:text-properties fo:font-size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DejaVu Sans1" fo:font-size="115%" fo:font-weight="bold" style:font-size-asian="115%" style:font-weight-asian="bold" style:font-size-complex="11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style:paragraph-properties fo:text-align="center"/>
    </style:style>
    <style:style style:name="MP2" style:family="paragraph" style:parent-style-name="Daten">
      <style:paragraph-properties fo:text-align="justify" style:justify-single-word="false"/>
      <style:text-properties fo:font-weight="bold" style:font-weight-asian="bold" style:font-weight-complex="bold"/>
    </style:style>
    <style:style style:name="MP3" style:family="paragraph" style:parent-style-name="Daten">
      <style:text-properties fo:color="#003380"/>
    </style:style>
    <style:style style:name="MP4" style:family="paragraph" style:parent-style-name="Daten">
      <style:text-properties fo:font-weight="bold" style:font-weight-asian="bold" style:font-weight-complex="bold"/>
    </style:style>
    <style:style style:name="MP5" style:family="paragraph">
      <style:paragraph-properties fo:text-align="center"/>
      <style:text-properties style:font-name="DejaVu Sans3" fo:font-size="9pt" fo:font-weight="normal"/>
    </style:style>
    <style:style style:name="MP6" style:family="paragraph" style:parent-style-name="Footer">
      <style:paragraph-properties fo:text-align="end" style:justify-single-word="false"/>
    </style:style>
    <style:style style:name="Mfr1" style:family="graphic" style:parent-style-name="Frame">
      <style:graphic-properties fo:margin-top="109.597cm" fo:margin-bottom="0cm" style:run-through="foreground" style:wrap="parallel" style:number-wrapped-paragraphs="no-limit" style:vertical-pos="from-top" style:vertical-rel="paragraph" style:horizontal-pos="from-left" style:horizontal-rel="paragraph" fo:background-color="transparent" style:background-transparency="100%" style:shadow="none" style:flow-with-text="false">
        <style:background-image/>
      </style:graphic-properties>
    </style:style>
    <style:style style:name="Mgr1" style:family="graphic">
      <style:graphic-properties style:run-through="foreground" style:vertical-pos="from-top" style:vertical-rel="page" style:horizontal-pos="from-left" style:horizontal-rel="paragraph" draw:wrap-influence-on-position="once-concurrent" style:flow-with-text="false"/>
    </style:style>
    <style:style style:name="Mgr2" style:family="graphic">
      <style:graphic-properties svg:stroke-color="#003380" draw:fill="solid" draw:fill-color="#000000" draw:textarea-horizontal-align="center" draw:textarea-vertical-align="middle" style:run-through="foreground"/>
    </style:style>
    <style:style style:name="Mgr3" style:family="graphic">
      <style:graphic-properties svg:stroke-color="#003380" draw:marker-start="Square" draw:marker-start-width="0.15cm" draw:marker-end-width="0.15cm" draw:fill="solid" draw:fill-color="#000000" draw:textarea-horizontal-align="center" draw:textarea-vertical-align="middle" style:run-through="foreground"/>
    </style:style>
    <style:style style:name="Mgr4" style:family="graphic">
      <style:graphic-properties draw:stroke="none" draw:fill="none" draw:textarea-horizontal-align="left" draw:textarea-vertical-align="top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2.501cm" fo:margin-bottom="2cm" fo:margin-left="2.501cm" fo:margin-right="2.501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Header"><draw:g text:anchor-type="paragraph" draw:z-index="1" draw:style-name="Mgr1"><draw:line draw:style-name="Mgr2" draw:text-style-name="MP1" svg:x1="-1.649cm" svg:y1="10.299cm" svg:x2="-2.499cm" svg:y2="10.299cm"><text:p/></draw:line><draw:line draw:style-name="Mgr3" draw:text-style-name="MP1" svg:x1="-1.649cm" svg:y1="13.58cm" svg:x2="-2.499cm" svg:y2="13.58cm"><text:p/></draw:line></draw:g><draw:frame draw:style-name="Mfr1" draw:name="Rahmen2" text:anchor-type="paragraph" svg:x="12.968cm" svg:y="0.954cm" svg:width="3.866cm" draw:z-index="3"><draw:text-box fo:min-height="5.463cm"><text:p text:style-name="MP2">{{PROFIL_FIRMA}}</text:p><text:p text:style-name="Daten">{{PROFIL_STRASSE}}</text:p><text:p text:style-name="Daten">D - {{PROFIL_PLZ}} {{PROFIL_ORT}}</text:p><text:p text:style-name="Daten"/><text:p text:style-name="Daten">Tel {{PROFIL_TEL}}</text:p><text:p text:style-name="Daten">Fax {{PROFIL_FAX}}</text:p><text:p text:style-name="Daten"/><text:p text:style-name="MP3">{{PROFIL_EMAIL}}</text:p><text:p text:style-name="MP3">{{PROFIL_WWW}}</text:p><text:p text:style-name="Daten"/><text:p text:style-name="MP4">Bankverbindung:</text:p><text:p text:style-name="Daten">{{PROFIL_BANK}}</text:p><text:p text:style-name="Daten">Blz: {{PROFIL_BLZ}}</text:p><text:p text:style-name="Daten">Kto: {{PROFIL_KONTONR}}</text:p></draw:text-box></draw:frame><draw:rect text:anchor-type="paragraph" draw:z-index="0" draw:style-name="Mgr4" draw:text-style-name="MP5" svg:width="4.85cm" svg:height="0.985cm" svg:x="7.451cm" svg:y="20.251cm"><text:p/></draw:rect></text:p>
      </style:header>
      <style:footer>
        <text:p text:style-name="MP6">Seite 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Briefpapier-Neu</dc:title>
    <meta:initial-creator>Dirk Hoeschen</meta:initial-creator>
    <meta:creation-date>2008-04-25T15:12:27</meta:creation-date>
    <dc:date>2012-11-12T22:59:24</dc:date>
    <meta:editing-cycles>35</meta:editing-cycles>
    <meta:editing-duration>PT02H22M46S</meta:editing-duration>
    <meta:document-statistic meta:table-count="1" meta:image-count="0" meta:object-count="0" meta:page-count="1" meta:paragraph-count="29" meta:word-count="76" meta:character-count="678"/>
    <meta:user-defined meta:name="Info 1"/>
    <meta:user-defined meta:name="Info 2"/>
    <meta:user-defined meta:name="Info 3"/>
    <meta:user-defined meta:name="Info 4"/>
    <meta:template xlink:type="simple" xlink:actuate="onRequest" xlink:title="Briefpapier-Neu" xlink:href="../../../../../temp/.openoffice.org2/user/template/Briefpapier-Neu.ott" meta:date="2008-04-25T15:12:27"/>
  </office:meta>
</office:document-meta>
</file>